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ff0000" draw:fill-image-width="0cm" draw:fill-image-height="0cm" fo:min-height="0cm"/>
    </style:style>
    <style:style style:name="gr3" style:family="graphic" style:parent-style-name="standard">
      <style:graphic-properties draw:stroke="none" svg:stroke-color="#000000" draw:fill="solid" draw:fill-color="#ff0000" draw:fill-image-width="0cm" draw:fill-image-height="0cm" fo:min-height="0.258cm"/>
    </style:style>
    <style:style style:name="gr4" style:family="graphic" style:parent-style-name="standard">
      <style:graphic-properties draw:stroke="none" svg:stroke-color="#000000" draw:fill="solid" draw:fill-color="#ff0000" draw:fill-image-width="0cm" draw:fill-image-height="0cm" fo:min-height="0.1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7cm" fo:min-width="0.777cm"/>
    </style:style>
    <style:style style:name="gr7" style:family="graphic" style:parent-style-name="standard">
      <style:graphic-properties draw:stroke="none" svg:stroke-color="#000000" draw:fill="none" draw:fill-color="#ffffff" fo:min-height="1.216cm"/>
    </style:style>
    <style:style style:name="gr8" style:family="graphic" style:parent-style-name="standard">
      <style:graphic-properties draw:stroke="none" svg:stroke-color="#000000" draw:fill="none" draw:fill-color="#ffffff" fo:min-height="2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7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cm" fo:min-width="1.3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1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7cm" fo:min-width="1.3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7cm" fo:min-width="1.3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1.3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1.304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Ubuntu Medium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Ubuntu Medi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762cm" svg:height="4.247cm" svg:x="1.381cm" svg:y="4.5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4.953cm" svg:y="2.3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4.953cm" svg:y="6.6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7cm" svg:x="8.523cm" svg:y="4.5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12.097cm" svg:y="2.3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12.097cm" svg:y="6.6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4.953cm" svg:y="10.8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6cm" svg:x="8.523cm" svg:y="8.7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7cm" svg:x="8.523cm" svg:y="13.01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3cm" svg:height="4.247cm" svg:x="1.382cm" svg:y="4.5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6cm" svg:x="4.953cm" svg:y="2.39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7cm" svg:x="4.953cm" svg:y="6.6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12.097cm" svg:y="10.8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15.669cm" svg:y="4.5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15.669cm" svg:y="8.7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1.381cm" svg:y="8.7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6cm" svg:x="12.097cm" svg:y="10.8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7cm" svg:x="1.381cm" svg:y="13.01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4.953cm" svg:y="15.13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2cm" svg:height="4.246cm" svg:x="12.097cm" svg:y="15.13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4.764cm" svg:height="4.247cm" svg:x="15.549cm" svg:y="13.01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2" draw:text-style-name="P2" draw:layer="layout" svg:width="19.59cm" svg:height="0.573cm" svg:x="1.037cm" svg:y="19.08cm">
          <draw:text-box>
            <text:p><text:span text:style-name="T1">0 <text:s text:c="59"/>1 <text:s text:c="24"/>2 <text:s text:c="57"/>3 <text:s text:c="26"/>4 <text:s text:c="53"/>5</text:span></text:p>
          </draw:text-box>
        </draw:frame>
        <draw:frame draw:style-name="gr3" draw:text-style-name="P2" draw:layer="layout" svg:width="19.59cm" svg:height="0.573cm" svg:x="1cm" svg:y="14.778cm">
          <draw:text-box>
            <text:p><text:span text:style-name="T1">12 <text:s text:c="52"/>13 <text:s text:c="26"/>14 <text:s text:c="54"/>15 <text:s text:c="24"/>16 <text:s text:c="50"/>17</text:span></text:p>
          </draw:text-box>
        </draw:frame>
        <draw:frame draw:style-name="gr4" draw:text-style-name="P2" draw:layer="layout" svg:width="17.272cm" svg:height="0.573cm" svg:x="2.397cm" svg:y="12.811cm">
          <draw:text-box>
            <text:p><text:span text:style-name="T1">18 <text:s text:c="23"/>19 <text:s text:c="52"/>20 <text:s text:c="26"/>21 <text:s text:c="52"/>22 <text:s text:c="22"/>23</text:span></text:p>
          </draw:text-box>
        </draw:frame>
        <draw:frame draw:style-name="gr2" draw:text-style-name="P2" draw:layer="layout" svg:width="19.59cm" svg:height="0.573cm" svg:x="1cm" svg:y="10.779cm">
          <draw:text-box>
            <text:p><text:span text:style-name="T1">24 <text:s text:c="53"/>25 <text:s text:c="24"/>26 <text:s text:c="54"/>27 <text:s text:c="24"/>28 <text:s text:c="51"/>29</text:span></text:p>
          </draw:text-box>
        </draw:frame>
        <draw:frame draw:style-name="gr4" draw:text-style-name="P2" draw:layer="layout" svg:width="17.272cm" svg:height="0.573cm" svg:x="2.27cm" svg:y="17.002cm">
          <draw:text-box>
            <text:p><text:span text:style-name="T1">6 <text:s text:c="26"/>7 <text:s text:c="54"/>8 <text:s text:c="28"/>9 <text:s text:c="55"/>10 <text:s text:c="23"/>11</text:span></text:p>
          </draw:text-box>
        </draw:frame>
        <draw:frame draw:style-name="gr4" draw:text-style-name="P2" draw:layer="layout" svg:width="17.272cm" svg:height="0.573cm" svg:x="2.397cm" svg:y="8.555cm">
          <draw:text-box>
            <text:p><text:span text:style-name="T1">30 <text:s text:c="22"/>31 <text:s text:c="53"/>32 <text:s text:c="26"/>33 <text:s text:c="52"/>34 <text:s text:c="23"/>35</text:span></text:p>
          </draw:text-box>
        </draw:frame>
        <draw:frame draw:style-name="gr4" draw:text-style-name="P2" draw:layer="layout" svg:width="17.272cm" svg:height="0.573cm" svg:x="2.27cm" svg:y="4.429cm">
          <draw:text-box>
            <text:p><text:span text:style-name="T1">42 <text:s text:c="24"/>43 <text:s text:c="52"/>44 <text:s text:c="26"/>45 <text:s text:c="55"/>46 <text:s text:c="20"/>47</text:span></text:p>
          </draw:text-box>
        </draw:frame>
        <draw:frame draw:style-name="gr2" draw:text-style-name="P2" draw:layer="layout" svg:width="19.59cm" svg:height="0.573cm" svg:x="1cm" svg:y="6.462cm">
          <draw:text-box>
            <text:p><text:span text:style-name="T1">36 <text:s text:c="53"/>37 <text:s text:c="26"/>38 <text:s text:c="54"/>39 <text:s text:c="24"/>40 <text:s text:c="49"/>41</text:span></text:p>
          </draw:text-box>
        </draw:frame>
        <draw:frame draw:style-name="gr2" draw:text-style-name="P2" draw:layer="layout" svg:width="19.59cm" svg:height="0.573cm" svg:x="1cm" svg:y="2.205cm">
          <draw:text-box>
            <text:p><text:span text:style-name="T1">48 <text:s text:c="52"/>49 <text:s text:c="29"/>50 <text:s text:c="49"/>51 <text:s text:c="26"/>52 <text:s text:c="50"/>53</text:span></text:p>
          </draw:text-box>
        </draw:frame>
        <draw:frame draw:style-name="gr5" draw:layer="layout" svg:width="1.277cm" svg:height="1.466cm" svg:x="6.362cm" svg:y="15.981cm">
          <draw:text-box>
            <text:p>1</text:p>
          </draw:text-box>
        </draw:frame>
        <draw:frame draw:style-name="gr5" draw:layer="layout" svg:width="1.277cm" svg:height="1.466cm" svg:x="6.363cm" svg:y="15.981cm">
          <draw:text-box>
            <text:p>1</text:p>
          </draw:text-box>
        </draw:frame>
        <draw:frame draw:style-name="gr6" draw:layer="layout" svg:width="1.277cm" svg:height="1.467cm" svg:x="13.586cm" svg:y="16.174cm">
          <draw:text-box>
            <text:p>2</text:p>
          </draw:text-box>
        </draw:frame>
        <draw:frame draw:style-name="gr5" draw:layer="layout" svg:width="1.277cm" svg:height="1.466cm" svg:x="3.055cm" svg:y="13.89cm">
          <draw:text-box>
            <text:p>3</text:p>
          </draw:text-box>
        </draw:frame>
        <draw:frame draw:style-name="gr5" draw:layer="layout" svg:width="1.277cm" svg:height="1.466cm" svg:x="10.597cm" svg:y="13.881cm">
          <draw:text-box>
            <text:p>4</text:p>
          </draw:text-box>
        </draw:frame>
        <draw:frame draw:style-name="gr7" draw:layer="layout" svg:width="0.002cm" svg:height="1.466cm" svg:x="18.528cm" svg:y="13.881cm">
          <draw:text-box>
            <text:p>5</text:p>
          </draw:text-box>
        </draw:frame>
        <draw:frame draw:style-name="gr5" draw:layer="layout" svg:width="1.277cm" svg:height="1.466cm" svg:x="6.984cm" svg:y="11.945cm">
          <draw:text-box>
            <text:p>6</text:p>
          </draw:text-box>
        </draw:frame>
        <draw:frame draw:style-name="gr8" draw:layer="layout" svg:width="0.36cm" svg:height="2.284cm" svg:x="10.546cm" svg:y="9.382cm">
          <draw:text-box>
            <text:p>9</text:p>
          </draw:text-box>
        </draw:frame>
        <draw:frame draw:style-name="gr9" draw:layer="layout" svg:width="1.277cm" svg:height="1.854cm" svg:x="13.64cm" svg:y="12.109cm">
          <draw:text-box>
            <text:p>7</text:p>
          </draw:text-box>
        </draw:frame>
        <draw:frame draw:style-name="gr10" draw:layer="layout" svg:width="1.277cm" svg:height="2.047cm" svg:x="3.152cm" svg:y="9.494cm">
          <draw:text-box>
            <text:p>8</text:p>
          </draw:text-box>
        </draw:frame>
        <draw:frame draw:style-name="gr11" draw:layer="layout" svg:width="1.804cm" svg:height="1.66cm" svg:x="17.738cm" svg:y="9.627cm">
          <draw:text-box>
            <text:p>10</text:p>
          </draw:text-box>
        </draw:frame>
        <draw:frame draw:style-name="gr12" draw:layer="layout" svg:width="1.804cm" svg:height="1.466cm" svg:x="6.562cm" svg:y="7.535cm">
          <draw:text-box>
            <text:p>11</text:p>
          </draw:text-box>
        </draw:frame>
        <draw:frame draw:style-name="gr13" draw:layer="layout" svg:width="1.804cm" svg:height="1.467cm" svg:x="13.801cm" svg:y="7.477cm">
          <draw:text-box>
            <text:p>12</text:p>
          </draw:text-box>
        </draw:frame>
        <draw:frame draw:style-name="gr14" draw:layer="layout" svg:width="1.804cm" svg:height="2.047cm" svg:x="2.879cm" svg:y="5.191cm">
          <draw:text-box>
            <text:p>13</text:p>
          </draw:text-box>
        </draw:frame>
        <draw:frame draw:style-name="gr15" draw:layer="layout" svg:width="1.804cm" svg:height="1.853cm" svg:x="9.89cm" svg:y="4.895cm">
          <draw:text-box>
            <text:p>14</text:p>
          </draw:text-box>
        </draw:frame>
        <draw:frame draw:style-name="gr16" draw:layer="layout" svg:width="1.804cm" svg:height="1.854cm" svg:x="17.357cm" svg:y="4.937cm">
          <draw:text-box>
            <text:p>15</text:p>
          </draw:text-box>
        </draw:frame>
        <draw:frame draw:style-name="gr15" draw:layer="layout" svg:width="1.804cm" svg:height="1.853cm" svg:x="6.435cm" svg:y="3.032cm">
          <draw:text-box>
            <text:p>16</text:p>
          </draw:text-box>
        </draw:frame>
        <draw:frame draw:style-name="gr12" draw:layer="layout" svg:width="1.804cm" svg:height="1.466cm" svg:x="13.801cm" svg:y="2.836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5:31:21.158082482</meta:creation-date>
    <dc:date>2014-11-21T20:52:49.248158441</dc:date>
    <meta:editing-duration>PT2H15M1S</meta:editing-duration>
    <meta:editing-cycles>9</meta:editing-cycles>
    <meta:generator>LibreOffice/4.2.7.2$Linux_X86_64 LibreOffice_project/420m0$Build-2</meta:generator>
    <meta:document-statistic meta:object-count="49"/>
  </office:meta>
</office:document-meta>
</file>